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587432C3F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84cm" fo:margin-left="-0.123cm" table:align="left" style:writing-mode="lr-tb"/>
    </style:style>
    <style:style style:name="Tabla1.A" style:family="table-column">
      <style:table-column-properties style:column-width="1.843cm"/>
    </style:style>
    <style:style style:name="Tabla1.B" style:family="table-column">
      <style:table-column-properties style:column-width="13.996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Tabla2" style:family="table">
      <style:table-properties style:width="8.588cm" fo:margin-left="1.762cm" table:align="left" style:writing-mode="lr-tb"/>
    </style:style>
    <style:style style:name="Tabla2.A" style:family="table-column">
      <style:table-column-properties style:column-width="3.778cm"/>
    </style:style>
    <style:style style:name="Tabla2.B" style:family="table-column">
      <style:table-column-properties style:column-width="4.81cm"/>
    </style:style>
    <style:style style:name="Tabla2.1" style:family="table-row">
      <style:table-row-properties style:min-row-height="0.45cm" fo:keep-together="auto"/>
    </style:style>
    <style:style style:name="Tabla2.A1"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a2.B1" style:family="table-cell">
      <style:table-cell-properties style:vertical-align="bottom" fo:padding-left="0.123cm" fo:padding-right="0.123cm" fo:padding-top="0cm" fo:padding-bottom="0cm" fo:border="0.5pt solid #000000" style:writing-mode="lr-tb"/>
    </style:style>
    <style:style style:name="Tabla2.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B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a3" style:family="table">
      <style:table-properties style:width="8.588cm" fo:margin-left="1.762cm" table:align="left" style:writing-mode="lr-tb"/>
    </style:style>
    <style:style style:name="Tabla3.A" style:family="table-column">
      <style:table-column-properties style:column-width="3.778cm"/>
    </style:style>
    <style:style style:name="Tabla3.B" style:family="table-column">
      <style:table-column-properties style:column-width="4.81cm"/>
    </style:style>
    <style:style style:name="Tabla3.1" style:family="table-row">
      <style:table-row-properties style:min-row-height="0.45cm" fo:keep-together="auto"/>
    </style:style>
    <style:style style:name="Tabla3.A1"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a3.B1" style:family="table-cell">
      <style:table-cell-properties style:vertical-align="bottom" fo:padding-left="0.123cm" fo:padding-right="0.123cm" fo:padding-top="0cm" fo:padding-bottom="0cm" fo:border="0.5pt solid #000000" style:writing-mode="lr-tb"/>
    </style:style>
    <style:style style:name="Tabla3.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3.B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Header">
      <style:paragraph-properties fo:text-align="center" style:justify-single-word="false"/>
      <style:text-properties fo:color="#000000"/>
    </style:style>
    <style:style style:name="P2" style:family="paragraph" style:parent-style-name="Header">
      <style:paragraph-properties fo:text-align="center" style:justify-single-word="false"/>
    </style:style>
    <style:style style:name="P3"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P4"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fo:color="#000000" style:font-name="Trebuchet MS" style:font-name-complex="Trebuchet MS"/>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font-size="12pt" style:font-size-asian="12pt" style:font-size-complex="12pt"/>
    </style:style>
    <style:style style:name="P8" style:family="paragraph" style:parent-style-name="Standard">
      <style:paragraph-properties fo:text-align="justify" style:justify-single-word="false"/>
      <style:text-properties fo:font-size="12pt" fo:language="es" fo:country="ES" fo:background-color="#ffffff" style:font-size-asian="12pt" style:font-size-complex="12pt"/>
    </style:style>
    <style:style style:name="P9" style:family="paragraph" style:parent-style-name="Standard">
      <style:paragraph-properties fo:text-align="justify" style:justify-single-word="false"/>
      <style:text-properties fo:font-size="12pt" fo:background-color="#ffffff" style:font-size-asian="12pt" style:font-size-complex="12pt"/>
    </style:style>
    <style:style style:name="P10" style:family="paragraph" style:parent-style-name="Standard">
      <style:paragraph-properties fo:text-align="justify" style:justify-single-word="false"/>
      <style:text-properties fo:font-size="12pt" fo:language="es" fo:country="AR" fo:background-color="#ffffff" style:font-size-asian="12pt" style:font-size-complex="12pt"/>
    </style:style>
    <style:style style:name="P11" style:family="paragraph" style:parent-style-name="Standard">
      <style:paragraph-properties fo:text-align="justify" style:justify-single-word="false"/>
      <style:text-properties fo:font-size="12pt" fo:language="es" fo:country="MX" style:font-size-asian="12pt" style:font-size-complex="12pt"/>
    </style:style>
    <style:style style:name="P12" style:family="paragraph" style:parent-style-name="Standard">
      <style:paragraph-properties fo:text-align="justify" style:justify-single-word="false"/>
      <style:text-properties fo:background-color="#ffffff"/>
    </style:style>
    <style:style style:name="P13" style:family="paragraph" style:parent-style-name="Standard">
      <style:paragraph-properties fo:text-align="center" style:justify-single-word="false"/>
    </style:style>
    <style:style style:name="P14" style:family="paragraph" style:parent-style-name="Sangría_20_2_20_de_20_t._20_independiente">
      <style:paragraph-properties fo:margin-left="6.535cm" fo:margin-right="0cm" fo:text-indent="-6.562cm" style:auto-text-indent="false"/>
    </style:style>
    <style:style style:name="P15" style:family="paragraph" style:parent-style-name="Text_20_body">
      <style:text-properties fo:language="en" fo:country="US"/>
    </style:style>
    <style:style style:name="P16" style:family="paragraph" style:parent-style-name="Text_20_body">
      <style:paragraph-properties fo:text-align="start" style:justify-single-word="false"/>
    </style:style>
    <style:style style:name="P17" style:family="paragraph" style:parent-style-name="Text_20_body">
      <style:paragraph-properties fo:text-align="start" style:justify-single-word="false"/>
      <style:text-properties fo:language="es" fo:country="ES"/>
    </style:style>
    <style:style style:name="P18" style:family="paragraph" style:parent-style-name="Text_20_body">
      <style:paragraph-properties fo:text-align="start" style:justify-single-word="false"/>
      <style:text-properties fo:language="es" fo:country="MX"/>
    </style:style>
    <style:style style:name="P19" style:family="paragraph" style:parent-style-name="Standard">
      <style:paragraph-properties fo:margin-left="0cm" fo:margin-right="0cm" fo:text-align="justify" style:justify-single-word="false" fo:text-indent="0.009cm" style:auto-text-indent="false"/>
      <style:text-properties fo:font-size="12pt" fo:language="es" fo:country="MX" fo:background-color="#ffffff" style:font-size-asian="12pt" style:font-size-complex="12pt"/>
    </style:style>
    <style:style style:name="P20" style:family="paragraph" style:parent-style-name="Standard">
      <style:paragraph-properties fo:margin-left="0cm" fo:margin-right="0cm" fo:text-align="justify" style:justify-single-word="false" fo:text-indent="0.009cm" style:auto-text-indent="false"/>
      <style:text-properties fo:font-size="12pt" fo:language="es" fo:country="MX" style:font-size-asian="12pt" style:font-size-complex="12pt"/>
    </style:style>
    <style:style style:name="P21" style:family="paragraph" style:parent-style-name="Standard">
      <style:paragraph-properties fo:margin-left="0cm" fo:margin-right="0cm" fo:text-align="justify" style:justify-single-word="false" fo:text-indent="0.009cm" style:auto-text-indent="false"/>
      <style:text-properties fo:color="#000000" fo:font-size="12pt" fo:language="es" fo:country="MX" fo:font-weight="normal" fo:background-color="#ffffff" style:font-size-asian="12pt" style:font-weight-asian="normal" style:font-size-complex="12pt" style:font-weight-complex="normal"/>
    </style:style>
    <style:style style:name="P22" style:family="paragraph" style:parent-style-name="Text_20_body">
      <style:paragraph-properties fo:margin-left="0cm" fo:margin-right="0cm" fo:text-indent="0.501cm" style:auto-text-indent="false"/>
    </style:style>
    <style:style style:name="P23" style:family="paragraph" style:parent-style-name="Standard">
      <style:paragraph-properties fo:margin-left="5.475cm" fo:margin-right="0cm" fo:text-align="justify" style:justify-single-word="false" fo:text-indent="-5.495cm" style:auto-text-indent="false">
        <style:tab-stops/>
      </style:paragraph-properties>
    </style:style>
    <style:style style:name="P24" style:family="paragraph" style:parent-style-name="Standard">
      <style:paragraph-properties fo:margin-left="0cm" fo:margin-right="0cm" fo:text-align="justify" style:justify-single-word="false" fo:text-indent="0.815cm" style:auto-text-indent="false"/>
      <style:text-properties fo:font-size="12pt" style:font-size-asian="12pt" style:font-size-complex="12pt"/>
    </style:style>
    <style:style style:name="P25" style:family="paragraph" style:parent-style-name="Standard">
      <style:paragraph-properties fo:margin-left="0cm" fo:margin-right="0cm" fo:text-align="justify" style:justify-single-word="false" fo:text-indent="0.753cm" style:auto-text-indent="false"/>
      <style:text-properties fo:font-size="12pt" style:font-size-asian="12pt" style:font-size-complex="12pt"/>
    </style:style>
    <style:style style:name="P26" style:family="paragraph" style:parent-style-name="Sangría_20_2_20_de_20_t._20_independiente">
      <style:paragraph-properties fo:margin-left="0.009cm" fo:margin-right="0cm" fo:text-align="justify" style:justify-single-word="false" fo:orphans="2" fo:widows="2" fo:hyphenation-ladder-count="no-limit" fo:text-indent="0cm" style:auto-text-indent="false"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27" style:family="paragraph" style:parent-style-name="Standard">
      <style:paragraph-properties fo:margin-left="0cm" fo:margin-right="0cm" fo:text-align="justify" style:justify-single-word="false" fo:text-indent="0.801cm" style:auto-text-indent="false"/>
      <style:text-properties fo:font-size="12pt" style:font-size-asian="12pt" style:font-size-complex="12pt"/>
    </style:style>
    <style:style style:name="P28" style:family="paragraph" style:parent-style-name="Standard">
      <style:paragraph-properties fo:margin-left="0cm" fo:margin-right="0cm" fo:text-align="justify" style:justify-single-word="false" fo:text-indent="0.801cm" style:auto-text-indent="false"/>
    </style:style>
    <style:style style:name="P29" style:family="paragraph" style:parent-style-name="Text_20_body_20_indent">
      <style:paragraph-properties fo:margin-left="4.05cm" fo:margin-right="0cm" fo:text-indent="-4.05cm" style:auto-text-indent="false">
        <style:tab-stops>
          <style:tab-stop style:position="3.745cm"/>
        </style:tab-stops>
      </style:paragraph-properties>
    </style:style>
    <style:style style:name="P30" style:family="paragraph" style:parent-style-name="Standard" style:master-page-name="Standard">
      <style:paragraph-properties fo:text-align="center" style:justify-single-word="false" style:page-number="auto"/>
      <style:text-properties fo:language="es" fo:country="MX"/>
    </style:style>
    <style:style style:name="P31" style:family="paragraph" style:parent-style-name="Standard">
      <style:paragraph-properties fo:text-align="justify" style:justify-single-word="false"/>
    </style:style>
    <style:style style:name="T1" style:family="text">
      <style:text-properties fo:font-size="8pt" fo:font-weight="bold" style:font-size-asian="8pt" style:font-weight-asian="bold" style:font-size-complex="8pt"/>
    </style:style>
    <style:style style:name="T2" style:family="text">
      <style:text-properties fo:font-size="5pt" style:font-size-asian="5pt" style:font-size-complex="5pt"/>
    </style:style>
    <style:style style:name="T3" style:family="text">
      <style:text-properties fo:font-size="12pt" style:font-size-asian="12pt" style:font-size-complex="12pt"/>
    </style:style>
    <style:style style:name="T4" style:family="text">
      <style:text-properties fo:font-weight="bold" style:font-weight-asian="bold" style:font-weight-complex="bold"/>
    </style:style>
    <style:style style:name="T5" style:family="text">
      <style:text-properties fo:font-weight="bold" fo:background-color="#ffffff" style:font-weight-asian="bold" style:font-weight-complex="bold"/>
    </style:style>
    <style:style style:name="T6" style:family="text">
      <style:text-properties fo:background-color="#ffffff"/>
    </style:style>
    <style:style style:name="T7" style:family="text">
      <style:text-properties fo:color="#000000" fo:background-color="#ffffff"/>
    </style:style>
    <style:style style:name="T8" style:family="text">
      <style:text-properties fo:color="#000000" fo:font-weight="bold" style:font-weight-asian="bold" style:font-weight-complex="bold"/>
    </style:style>
    <style:style style:name="T9" style:family="text">
      <style:text-properties fo:color="#000000" fo:font-weight="normal" style:font-weight-asian="normal" style:font-weight-complex="normal"/>
    </style:style>
    <style:style style:name="T10" style:family="text">
      <style:text-properties style:font-name-asian="Arial"/>
    </style:style>
    <style:style style:name="T11" style:family="text">
      <style:text-properties style:text-underline-style="none" fo:font-weight="bold" style:font-weight-asian="bold" style:font-weight-complex="bold"/>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ORDENANZA N° 2508-CM-14</text:p>
      <text:p text:style-name="P6"/>
      <text:p text:style-name="P6"/>
      <text:p text:style-name="P23">DESCRIPCIÓN SINTÉTICA: <text:span text:style-name="T3">MODIFICA ORDENANZA 2284-CM-12. SISTEMA DE ESTACIONAMIENTO MEDIDO EN EL MICROCENTRO .</text:span></text:p>
      <text:p text:style-name="P14"/>
      <text:p text:style-name="P14">ANTECEDENTES</text:p>
      <text:h text:style-name="Heading_20_4" text:outline-level="4" text:is-list-header="true"/>
      <text:p text:style-name="P27">Artículo 29, inciso 18 de la Carta Orgánica Municipal.</text:p>
      <text:p text:style-name="P27"/>
      <text:p text:style-name="P27">Ley 25785.</text:p>
      <text:p text:style-name="P27"/>
      <text:p text:style-name="P27">Ley 22421.</text:p>
      <text:p text:style-name="P27"/>
      <text:p text:style-name="P27">Ordenanza 471-CM-95.</text:p>
      <text:p text:style-name="P27"/>
      <text:p text:style-name="P27">Ordenanza 603-CM-06.</text:p>
      <text:p text:style-name="P27"/>
      <text:p text:style-name="P27">Ordenanza 1667-CM-06, artículo 9°.</text:p>
      <text:p text:style-name="P27"/>
      <text:p text:style-name="P27">Ordenanza 700-CM-97.</text:p>
      <text:p text:style-name="P27"/>
      <text:p text:style-name="P27">Ordenanza 740-CM-97.</text:p>
      <text:p text:style-name="P27"/>
      <text:p text:style-name="P27">Ordenanza 1169-CM-01.</text:p>
      <text:p text:style-name="P27"/>
      <text:p text:style-name="P27">Ordenanzas 678-CM-96 y 679-CM-96.</text:p>
      <text:p text:style-name="P27"/>
      <text:p text:style-name="P27">Ordenanzas 2284-CM-12, 2354-CM-12 y 2409-CM-13.</text:p>
      <text:p text:style-name="P24"/>
      <text:p text:style-name="P6">FUNDAMENTOS</text:p>
      <text:p text:style-name="P28"/>
      <text:p text:style-name="P28">A partir de la experiencia desarrollada durante el funcionamiento del Sistema de Estacionamiento Medido y Solidario (SEMS), desde noviembre de 2012 hasta la fecha, surge la necesidad de hacer algunas revisiones al marco normativo que dio origen al mismo, a los efectos de optimizar cuestiones de funcionamiento, en el marco de los objetivos planteados, sean tanto los del ordenamiento del tránsito vehicular, la rotación en el acceso al micro-centro y la generación de fuentes de trabajo para sectores socioeconómicamente vulnerables de la localidad.</text:p>
      <text:p text:style-name="P28"/>
      <text:p text:style-name="P28">En este marco, la Ordenanza 2248-CM-13 creó el Sistema de Estacionamiento Medido y Solidario <text:s/>dentro del microcentro. La experiencia realizada con el SEMS arrojó resultados muy positivos. Es necesario entonces avanzar hacia una nueva etapa de implementación del sistema donde se priorice la contratación de empresas de carácter social, como las cooperativas de trabajo, en línea con la promoción establecida por el artículo 215 de la Carta Orgánica Municipal. </text:p>
      <text:p text:style-name="P28"/>
      <text:p text:style-name="P28">Es por eso que la presente Ordenanza modifica el sistema original creado, en función de profundizar y mejorar su implementación. El sistema tiene como principal objetivo el <text:s/>promover la inserción social y el progreso económico de los habitantes con justicia social a través del impulso del cooperativismo, ello ante la innegable dificultad de una parte de la población local para acceder a un empleo en condiciones dignas. </text:p>
      <text:p text:style-name="P28"><text:soft-page-break/></text:p>
      <text:p text:style-name="P28">El monto de la contribución obligatoria se ha mantenido desde el inicio de la implementación del sistema y debe actualizarse acorde al crecimiento de las prestaciones y teniendo en cuenta las necesidades de autosostenimiento del mismo, con la expectativa de generar las utilidades que redunden en mejoras de infraestructura vial. <text:s/></text:p>
      <text:p text:style-name="P28"/>
      <text:p text:style-name="P28">El nuevo sistema reserva para el Departamento Ejecutivo Municipal la posibilidad de actualizar los montos de la contribución obligatoria, así como ampliar la zona de implementación. También se prevé la posibilidad de ampliar los días y horas de funcionamiento en los períodos de alta temporada turística. </text:p>
      <text:p text:style-name="P28"/>
      <text:p text:style-name="P28">Por otro lado, la experiencia exitosa de cogestión entre la Municipalidad de San Carlos de Bariloche y las organizaciones -Asoc. Civil Grupo Encuentro, Asoc. Civil Colectivo al Margen, Fundación Petisos, Cooperativa Campanario y Fundación Gente Nueva-, aconseja la creación de una instancia permanente de seguimiento y evaluación para la mejora continua del sistema. </text:p>
      <text:p text:style-name="P28"/>
      <text:p text:style-name="P25"/>
      <text:p text:style-name="P25"/>
      <text:p text:style-name="Text_20_body_20_indent">AUTORA: Intendenta Municipal, Lic. María Eugenia Martini.</text:p>
      <text:p text:style-name="Text_20_body_20_indent"/>
      <text:p text:style-name="Text_20_body_20_indent"/>
      <text:p text:style-name="Text_20_body_20_indent"/>
      <text:p text:style-name="P29">COLABORADORES: <text:span text:style-name="T3">Secretario de Desarrollo Económico, Fernando Javier Del Campo y <text:s text:c="4"/>Sub Secretario de Tránsito y Transporte, Francisco Pego. </text:span></text:p>
      <text:p text:style-name="Text_20_body_20_indent"/>
      <text:p text:style-name="Text_20_body_20_indent"/>
      <text:p text:style-name="Text_20_body_20_indent"/>
      <text:p text:style-name="Text_20_body">El proyecto original Nº 534/14, con las modificaciones introducidas, fue aprobado en la sesión del día 3 de abril de 2014, según consta en el Acta Nº 1016/14. Por ello, en ejercicio de las atribuciones que le otorga el Art. 38, inciso 2, de la Carta Orgánica Municipal,</text:p>
      <text:p text:style-name="Text_20_body"/>
      <text:p text:style-name="Text_20_body"/>
      <text:p text:style-name="Text_20_body"/>
      <text:p text:style-name="Text_20_body">EL CONCEJO MUNICIPAL DE SAN CARLOS DE BARILOCHE</text:p>
      <text:p text:style-name="Text_20_body">SANCIONA CON CARÁCTER DE </text:p>
      <text:p text:style-name="Text_20_body"/>
      <text:p text:style-name="P15">ORDENANZA</text:p>
      <text:p text:style-name="P15"/>
      <text:p text:style-name="P15"/>
      <table:table table:name="Tabla1" table:style-name="Tabla1">
        <table:table-column table:style-name="Tabla1.A"/>
        <table:table-column table:style-name="Tabla1.B"/>
        <table:table-row table:style-name="Tabla1.1">
          <table:table-cell table:style-name="Tabla1.A1" office:value-type="string">
            <text:p text:style-name="P17">Art. <text:s/>1°) </text:p>
          </table:table-cell>
          <table:table-cell table:style-name="Tabla1.A1" office:value-type="string">
            <text:p text:style-name="P7"><text:span text:style-name="T4">CONCEPTO. OBJETIVOS</text:span>.<text:span text:style-name="T4"> </text:span>Se crea un sistema solidario de estacionamiento medido, cuyo funcionamiento será coordinado por el Departamento Ejecutivo Municipal, a través de la contratación directa de cooperativas de trabajo. Ello en razón de constituir un objetivo fundamental de tal sistema el promover la inserción social y el progreso económico de los habitantes con justicia social a través del impulso del cooperativismo, aún cuando el desarrollo de la actividad resulta de carácter accesorio para el Municipio. </text:p>
            <text:p text:style-name="P7">El cobro de tal servicio se realizará <text:s/>mediante recibo, tarjeta o cualquier otro medio electrónico <text:span text:style-name="T6">y/o manual en caso de contingencia </text:span><text:span text:style-name="T7">que acredite el pago de la contribución obligatoria prevista en el artículo 4 de la presente.</text:span></text:p>
            <text:p text:style-name="P7">Se delega en el Departamento Ejecutivo la facultad de determinar por vía reglamentaria los supuestos de excepción que habiliten el uso del sistema manual de facturación.</text:p>
          </table:table-cell>
        </table:table-row>
        <text:soft-page-break/>
        <table:table-row table:style-name="Tabla1.1">
          <table:table-cell table:style-name="Tabla1.A1" office:value-type="string">
            <text:p text:style-name="P18">Art. <text:s/>2°)</text:p>
          </table:table-cell>
          <table:table-cell table:style-name="Tabla1.A1" office:value-type="string">
            <text:p text:style-name="P7"><text:span text:style-name="T4">FUNCIONAMIENTO, CONTROL Y FISCALIZACIÓN. </text:span>Se determina que será autoridad de aplicación del sistema solidario de estacionamiento medido, la Subsecretaría de Tránsito y Transporte. </text:p>
            <text:p text:style-name="P9">La autoridad de aplicación será responsable de la fiscalización y control del funcionamiento del sistema solidario de estacionamiento medido, encontrándose a su cargo la elaboración de <text:s/>un protocolo de actuación que oriente el accionar y el procedimiento que deben observar los operadores y los inspectores, así como también la capacitación de los operadores. </text:p>
            <text:p text:style-name="P8"/>
          </table:table-cell>
        </table:table-row>
        <table:table-row table:style-name="Tabla1.1">
          <table:table-cell table:style-name="Tabla1.A1" office:value-type="string">
            <text:p text:style-name="P18">Art. <text:s/>3º) </text:p>
          </table:table-cell>
          <table:table-cell table:style-name="Tabla1.A1" office:value-type="string">
            <text:p text:style-name="P6"><text:span text:style-name="T4">ZONIFICACIÓN.</text:span> El sistema solidario de estacionamiento medido, será aplicable en las zonas de la ciudad establecidas en el Anexo I de la presente ordenanza. </text:p>
            <text:p text:style-name="P6"/>
          </table:table-cell>
        </table:table-row>
        <table:table-row table:style-name="Tabla1.1">
          <table:table-cell table:style-name="Tabla1.A1" office:value-type="string">
            <text:p text:style-name="P18">Art. <text:s/>4º)</text:p>
          </table:table-cell>
          <table:table-cell table:style-name="Tabla1.A1" office:value-type="string">
            <text:p text:style-name="P6"><text:span text:style-name="T5">TASA – VALORES : </text:span><text:span text:style-name="T6">Se crea una tasa por el uso del espacio público </text:span>para el estacionamiento de vehículos automotores.</text:p>
            <text:p text:style-name="P6">El valor de la tasa es diferencial para las zonas I y II.</text:p>
            <text:p text:style-name="P6">El valor de la hora de la Zona I será de carácter progresivo en el tiempo, y los valores son los siguientes :</text:p>
            <text:p text:style-name="P6"/>
            <table:table table:name="Tabla2" table:style-name="Tabla2">
              <table:table-column table:style-name="Tabla2.A"/>
              <table:table-column table:style-name="Tabla2.B"/>
              <table:table-row table:style-name="Tabla2.1">
                <table:table-cell table:style-name="Tabla2.A1" office:value-type="string">
                  <text:p text:style-name="P13">Hora</text:p>
                </table:table-cell>
                <table:table-cell table:style-name="Tabla2.B1" office:value-type="string">
                  <text:p text:style-name="P13">Costo</text:p>
                </table:table-cell>
              </table:table-row>
              <table:table-row table:style-name="Tabla2.1">
                <table:table-cell table:style-name="Tabla2.A2" office:value-type="string">
                  <text:p text:style-name="P13"><text:s text:c="3"/>1</text:p>
                </table:table-cell>
                <table:table-cell table:style-name="Tabla2.B2" office:value-type="string">
                  <text:p text:style-name="P13"><text:s/>$ <text:s text:c="8"/>5,00 </text:p>
                </table:table-cell>
              </table:table-row>
              <table:table-row table:style-name="Tabla2.1">
                <table:table-cell table:style-name="Tabla2.A2" office:value-type="string">
                  <text:p text:style-name="P13"><text:s text:c="3"/>2</text:p>
                </table:table-cell>
                <table:table-cell table:style-name="Tabla2.B2" office:value-type="string">
                  <text:p text:style-name="P13"><text:s/>$ <text:s text:c="6"/>11,00 </text:p>
                </table:table-cell>
              </table:table-row>
              <table:table-row table:style-name="Tabla2.1">
                <table:table-cell table:style-name="Tabla2.A2" office:value-type="string">
                  <text:p text:style-name="P13"><text:s text:c="3"/>3</text:p>
                </table:table-cell>
                <table:table-cell table:style-name="Tabla2.B2" office:value-type="string">
                  <text:p text:style-name="P13"><text:s/>$ <text:s text:c="6"/>18,00 </text:p>
                </table:table-cell>
              </table:table-row>
              <table:table-row table:style-name="Tabla2.1">
                <table:table-cell table:style-name="Tabla2.A2" office:value-type="string">
                  <text:p text:style-name="P13"><text:s text:c="3"/>4</text:p>
                </table:table-cell>
                <table:table-cell table:style-name="Tabla2.B2" office:value-type="string">
                  <text:p text:style-name="P13"><text:s/>$ <text:s text:c="6"/>26,00 </text:p>
                </table:table-cell>
              </table:table-row>
              <table:table-row table:style-name="Tabla2.1">
                <table:table-cell table:style-name="Tabla2.A2" office:value-type="string">
                  <text:p text:style-name="P13"><text:s text:c="3"/>5</text:p>
                </table:table-cell>
                <table:table-cell table:style-name="Tabla2.B2" office:value-type="string">
                  <text:p text:style-name="P13"><text:s/>$ <text:s text:c="6"/>35,00 </text:p>
                </table:table-cell>
              </table:table-row>
              <table:table-row table:style-name="Tabla2.1">
                <table:table-cell table:style-name="Tabla2.A2" office:value-type="string">
                  <text:p text:style-name="P13"><text:s text:c="3"/>6</text:p>
                </table:table-cell>
                <table:table-cell table:style-name="Tabla2.B2" office:value-type="string">
                  <text:p text:style-name="P13"><text:s/>$ <text:s text:c="6"/>45,00 </text:p>
                </table:table-cell>
              </table:table-row>
              <table:table-row table:style-name="Tabla2.1">
                <table:table-cell table:style-name="Tabla2.A2" office:value-type="string">
                  <text:p text:style-name="P13"><text:s text:c="2"/>7</text:p>
                </table:table-cell>
                <table:table-cell table:style-name="Tabla2.B2" office:value-type="string">
                  <text:p text:style-name="P13"><text:s/>$ <text:s text:c="6"/>56,00 </text:p>
                </table:table-cell>
              </table:table-row>
              <table:table-row table:style-name="Tabla2.1">
                <table:table-cell table:style-name="Tabla2.A2" office:value-type="string">
                  <text:p text:style-name="P13"><text:s text:c="2"/>8</text:p>
                </table:table-cell>
                <table:table-cell table:style-name="Tabla2.B2" office:value-type="string">
                  <text:p text:style-name="P13"><text:s/>$ <text:s text:c="6"/>68,00 </text:p>
                </table:table-cell>
              </table:table-row>
              <table:table-row table:style-name="Tabla2.1">
                <table:table-cell table:style-name="Tabla2.A2" office:value-type="string">
                  <text:p text:style-name="P13"><text:s text:c="2"/>9</text:p>
                </table:table-cell>
                <table:table-cell table:style-name="Tabla2.B2" office:value-type="string">
                  <text:p text:style-name="P13"><text:s/>$ <text:s text:c="6"/>81,00 </text:p>
                </table:table-cell>
              </table:table-row>
              <table:table-row table:style-name="Tabla2.1">
                <table:table-cell table:style-name="Tabla2.A2" office:value-type="string">
                  <text:p text:style-name="P13">10</text:p>
                </table:table-cell>
                <table:table-cell table:style-name="Tabla2.B2" office:value-type="string">
                  <text:p text:style-name="P13"><text:s/>$ <text:s text:c="6"/>95,00 </text:p>
                </table:table-cell>
              </table:table-row>
              <table:table-row table:style-name="Tabla2.1">
                <table:table-cell table:style-name="Tabla2.A2" office:value-type="string">
                  <text:p text:style-name="P13">11</text:p>
                </table:table-cell>
                <table:table-cell table:style-name="Tabla2.B2" office:value-type="string">
                  <text:p text:style-name="P13"><text:s/>$ <text:s text:c="4"/>110,00 </text:p>
                </table:table-cell>
              </table:table-row>
              <table:table-row table:style-name="Tabla2.1">
                <table:table-cell table:style-name="Tabla2.A2" office:value-type="string">
                  <text:p text:style-name="P13">12</text:p>
                </table:table-cell>
                <table:table-cell table:style-name="Tabla2.B2" office:value-type="string">
                  <text:p text:style-name="P13"><text:s/>$ <text:s text:c="4"/>126,00 </text:p>
                </table:table-cell>
              </table:table-row>
            </table:table>
            <text:p text:style-name="P6"/>
            <text:p text:style-name="P6">La contribución obligatoria en la Zona II será plana, no progresiva de $3,00 por cada hora de uso del sistema de estacionamiento medido.</text:p>
            <text:p text:style-name="P6"/>
            <text:p text:style-name="P6">Para la zona II la contribución obligatoria aplicable será la siguiente: </text:p>
            <text:p text:style-name="P6"/>
            <table:table table:name="Tabla3" table:style-name="Tabla3">
              <table:table-column table:style-name="Tabla3.A"/>
              <table:table-column table:style-name="Tabla3.B"/>
              <table:table-row table:style-name="Tabla3.1">
                <table:table-cell table:style-name="Tabla3.A1" office:value-type="string">
                  <text:p text:style-name="P13">Hora</text:p>
                </table:table-cell>
                <table:table-cell table:style-name="Tabla3.B1" office:value-type="string">
                  <text:p text:style-name="P13">Costo </text:p>
                </table:table-cell>
              </table:table-row>
              <table:table-row table:style-name="Tabla3.1">
                <table:table-cell table:style-name="Tabla3.A2" office:value-type="string">
                  <text:p text:style-name="P13"><text:s text:c="2"/>1</text:p>
                </table:table-cell>
                <table:table-cell table:style-name="Tabla3.B2" office:value-type="string">
                  <text:p text:style-name="P13"><text:span text:style-name="T10"><text:s/></text:span>$ <text:s text:c="7"/>3,00 </text:p>
                </table:table-cell>
              </table:table-row>
              <table:table-row table:style-name="Tabla3.1">
                <table:table-cell table:style-name="Tabla3.A2" office:value-type="string">
                  <text:p text:style-name="P13"><text:s text:c="2"/>2</text:p>
                </table:table-cell>
                <table:table-cell table:style-name="Tabla3.B2" office:value-type="string">
                  <text:p text:style-name="P13"><text:span text:style-name="T10"><text:s/></text:span>$ <text:s text:c="7"/>6,00 </text:p>
                </table:table-cell>
              </table:table-row>
              <table:table-row table:style-name="Tabla3.1">
                <table:table-cell table:style-name="Tabla3.A2" office:value-type="string">
                  <text:p text:style-name="P13"><text:s text:c="2"/>3</text:p>
                </table:table-cell>
                <table:table-cell table:style-name="Tabla3.B2" office:value-type="string">
                  <text:p text:style-name="P13"><text:span text:style-name="T10"><text:s/></text:span>$ <text:s text:c="7"/>9,00 </text:p>
                </table:table-cell>
              </table:table-row>
              <table:table-row table:style-name="Tabla3.1">
                <table:table-cell table:style-name="Tabla3.A2" office:value-type="string">
                  <text:p text:style-name="P13"><text:s text:c="2"/>4</text:p>
                </table:table-cell>
                <table:table-cell table:style-name="Tabla3.B2" office:value-type="string">
                  <text:p text:style-name="P13"><text:span text:style-name="T10"><text:s/></text:span>$ <text:s text:c="6"/>12,00 </text:p>
                </table:table-cell>
              </table:table-row>
              <table:table-row table:style-name="Tabla3.1">
                <table:table-cell table:style-name="Tabla3.A2" office:value-type="string">
                  <text:p text:style-name="P13"><text:s text:c="2"/>5</text:p>
                </table:table-cell>
                <table:table-cell table:style-name="Tabla3.B2" office:value-type="string">
                  <text:p text:style-name="P13"><text:span text:style-name="T10"><text:s/></text:span>$ <text:s text:c="6"/>15,00 </text:p>
                </table:table-cell>
              </table:table-row>
              <table:table-row table:style-name="Tabla3.1">
                <table:table-cell table:style-name="Tabla3.A2" office:value-type="string">
                  <text:p text:style-name="P13"><text:s text:c="2"/>6</text:p>
                </table:table-cell>
                <table:table-cell table:style-name="Tabla3.B2" office:value-type="string">
                  <text:p text:style-name="P13"><text:span text:style-name="T10"><text:s/></text:span>$ <text:s text:c="6"/>18,00 </text:p>
                </table:table-cell>
              </table:table-row>
              <table:table-row table:style-name="Tabla3.1">
                <table:table-cell table:style-name="Tabla3.A2" office:value-type="string">
                  <text:p text:style-name="P13"><text:s text:c="2"/>7</text:p>
                </table:table-cell>
                <table:table-cell table:style-name="Tabla3.B2" office:value-type="string">
                  <text:p text:style-name="P13"><text:span text:style-name="T10"><text:s/></text:span>$ <text:s text:c="7"/>21,00 </text:p>
                </table:table-cell>
              </table:table-row>
              <table:table-row table:style-name="Tabla3.1">
                <table:table-cell table:style-name="Tabla3.A2" office:value-type="string">
                  <text:p text:style-name="P13"><text:s text:c="2"/>8</text:p>
                </table:table-cell>
                <table:table-cell table:style-name="Tabla3.B2" office:value-type="string">
                  <text:p text:style-name="P13"><text:span text:style-name="T10"><text:s/></text:span>$ <text:s text:c="7"/>24,00 </text:p>
                </table:table-cell>
              </table:table-row>
              <table:table-row table:style-name="Tabla3.1">
                <table:table-cell table:style-name="Tabla3.A2" office:value-type="string">
                  <text:p text:style-name="P13"><text:s text:c="2"/>9</text:p>
                </table:table-cell>
                <table:table-cell table:style-name="Tabla3.B2" office:value-type="string">
                  <text:p text:style-name="P13"><text:span text:style-name="T10"><text:s/></text:span>$ <text:s text:c="7"/>27,00 </text:p>
                </table:table-cell>
              </table:table-row>
              <table:table-row table:style-name="Tabla3.1">
                <table:table-cell table:style-name="Tabla3.A2" office:value-type="string">
                  <text:p text:style-name="P13">10</text:p>
                </table:table-cell>
                <table:table-cell table:style-name="Tabla3.B2" office:value-type="string">
                  <text:p text:style-name="P13"><text:span text:style-name="T10"><text:s/></text:span>$ <text:s text:c="7"/>30,00 </text:p>
                </table:table-cell>
              </table:table-row>
              <table:table-row table:style-name="Tabla3.1">
                <table:table-cell table:style-name="Tabla3.A2" office:value-type="string">
                  <text:p text:style-name="P13">11</text:p>
                </table:table-cell>
                <table:table-cell table:style-name="Tabla3.B2" office:value-type="string">
                  <text:p text:style-name="P13"><text:span text:style-name="T10"><text:s/></text:span>$ <text:s text:c="7"/>33,00 </text:p>
                </table:table-cell>
              </table:table-row>
              <table:table-row table:style-name="Tabla3.1">
                <table:table-cell table:style-name="Tabla3.A2" office:value-type="string">
                  <text:p text:style-name="P13">12</text:p>
                </table:table-cell>
                <table:table-cell table:style-name="Tabla3.B2" office:value-type="string">
                  <text:p text:style-name="P13"><text:span text:style-name="T10"><text:s/></text:span>$ <text:s text:c="7"/>36,00 </text:p>
                </table:table-cell>
              </table:table-row>
            </table:table>
            <text:p text:style-name="P6"/>
            <text:p text:style-name="P6"><text:soft-page-break/></text:p>
          </table:table-cell>
        </table:table-row>
        <table:table-row table:style-name="Tabla1.1">
          <table:table-cell table:style-name="Tabla1.A1" office:value-type="string">
            <text:p text:style-name="P18">Art. <text:s/>5º)</text:p>
            <text:p text:style-name="P18"/>
            <text:p text:style-name="P18"/>
          </table:table-cell>
          <table:table-cell table:style-name="Tabla1.A1" office:value-type="string">
            <text:p text:style-name="P9"><text:span text:style-name="T4">DÍAS Y HORARIO DE FUNCIONAMIENTO</text:span>. El sistema solidario de estacionamiento medido <text:s/>funcionará de lunes a viernes de 08:00 a 20:00 horas, y los días sábados de 10:00 a 14:00 horas. </text:p>
            <text:p text:style-name="P12">La autoridad de aplicación podrá disponer la implementación del sistema solidario de <text:s/>estacionamiento medido todos los días (de lunes a lunes) en el horario de 8.00 a 20.00 para los meses de enero, febrero, julio y agosto.</text:p>
            <text:p text:style-name="P12">Fuera del horario establecido en los párrafos anteriores se permitirá el estacionamiento en ambas manos sin aplicar el servicio de estacionamiento medido (SEMS).</text:p>
            <text:p text:style-name="P12"/>
          </table:table-cell>
        </table:table-row>
        <table:table-row table:style-name="Tabla1.1">
          <table:table-cell table:style-name="Tabla1.A1" office:value-type="string">
            <text:p text:style-name="P18">Art. <text:s/>6°) </text:p>
          </table:table-cell>
          <table:table-cell table:style-name="Tabla1.A1" office:value-type="string">
            <text:p text:style-name="P9"><text:span text:style-name="T4">SUSCRIPCIÓN DE ACTAS COMPROMISO DE ADHESIÓN</text:span>. El Departamento Ejecutivo se encontrará autorizado a suscribir los instrumentos que regirán la relación contractual entre el Estado Municipal y las Cooperativas de Trabajo, en su carácter de operadores del sistema. <text:s/></text:p>
            <text:p text:style-name="P19">La vigencia de tales instrumentos no podrá exceder el plazo de doce (12) meses, ello sin perjuicio de la facultad de disponer la prórroga de la contratación por idéntico período, para lo cual será requisito contar con evaluación favorable de la mesa de gestión y seguimiento del SEMS. <text:s/>En aquellos casos en que la Cooperativa tuviere dos evaluaciones -continuas o alternadas- desfavorables, será dada de baja como operador del sistema solidario de estacionamiento medido, sin derecho a reclamo alguno contra el Municipio. <text:s/></text:p>
            <text:p text:style-name="P19"/>
          </table:table-cell>
        </table:table-row>
        <table:table-row table:style-name="Tabla1.1">
          <table:table-cell table:style-name="Tabla1.A1" office:value-type="string">
            <text:p text:style-name="P18">Art. <text:s/>7º)</text:p>
          </table:table-cell>
          <table:table-cell table:style-name="Tabla1.A1" office:value-type="string">
            <text:p text:style-name="P10"><text:span text:style-name="T11">MESA DE GESTIÓN. </text:span>Se crea la Mesa de Gestión y Seguimiento del SEMS, integrada por un representante de la Subsecretaría de Tránsito y Transporte de la MSCB, un representante de la Secretaría de Desarrollo Económico MSCB, un representante del Concejo Deliberante y dos representantes de las cooperativas prestadoras del servicio. La mesa de gestión será presidida por el representante de la Subsecretaría de Tránsito y Transporte. Las decisiones se tomarán por simple mayoría de votos. En caso de empate el Presidente de la Mesa de Gestión tendrá doble voto. Las cooperativas votarán a través de su representante, sin perjuicio de lo cual, podrá participar de las reuniones con voz -sin voto- un representante de cada una de las cooperativas operadoras del SEMS.</text:p>
            <text:p text:style-name="P10">Será competencia de la mesa de gestión la evaluación del desempeño de las cooperativas operadoras del sistema de estacionamiento medido. Podrán convocarse reuniones de carácter extraordinario con la finalidad de resolver eventuales divergencias que pudieren surgir de la implementación del sistema de estacionamiento medido. </text:p>
            <text:p text:style-name="P10"/>
          </table:table-cell>
        </table:table-row>
        <table:table-row table:style-name="Tabla1.1">
          <table:table-cell table:style-name="Tabla1.A1" office:value-type="string">
            <text:p text:style-name="P18">Art. <text:s/>8º)</text:p>
          </table:table-cell>
          <table:table-cell table:style-name="Tabla1.A1" office:value-type="string">
            <text:p text:style-name="P20"><text:span text:style-name="T5">FISCALIZACIÓN.</text:span><text:span text:style-name="T6"> Se encontrará facultada la autoridad de aplicación a remover los vehículos que se encuentren estacionados en las zonas previstas en el Anexo I que no hubiesen abonado la correspondiente tasa. Se establece una tasa de acarreo equivalente a 250 módulos fiscales, sin perjuicio de las sanciones pecuniarias que pudieran corresponder de conformidad con las prescripciones de la Ordenanza 678-CM-96 y/o la norma que en el futuro la reemplace. </text:span></text:p>
            <text:p text:style-name="P19"/>
            <text:p text:style-name="P19"/>
            <text:p text:style-name="P19"/>
            <text:p text:style-name="P19"/>
            <text:p text:style-name="P19"/>
            <text:p text:style-name="P19"/>
          </table:table-cell>
        </table:table-row>
        <table:table-row table:style-name="Tabla1.1">
          <table:table-cell table:style-name="Tabla1.A1" office:value-type="string">
            <text:p text:style-name="P18">Art. <text:s/>9º)</text:p>
          </table:table-cell>
          <table:table-cell table:style-name="Tabla1.A1" office:value-type="string">
            <text:p text:style-name="P20"><text:span text:style-name="T4">RECAUDACIÓN</text:span>. <text:span text:style-name="T6">Los fondos que se recauden por la aplicación del sistema </text:span><text:soft-page-break/><text:span text:style-name="T6">solidario de estacionamiento medido se destinarán bajo la siguiente proporción: 70% de la recaudación bruta a las cooperativas operadoras del estacionamiento, y el 30%</text:span> restante en beneficio del Estado Municipal, quien aplicará tales sumas al mejoramiento del sistema e infraestructura de la red vial, calles, reparación y/o adquisición de luminarias, cartelería y semaforización de la ciudad.</text:p>
            <text:p text:style-name="P20"/>
          </table:table-cell>
        </table:table-row>
        <table:table-row table:style-name="Tabla1.1">
          <table:table-cell table:style-name="Tabla1.A1" office:value-type="string">
            <text:p text:style-name="P18">Art. <text:s/>10º)</text:p>
          </table:table-cell>
          <table:table-cell table:style-name="Tabla1.A1" office:value-type="string">
            <text:p text:style-name="P11"><text:span text:style-name="T4">CLÁUSULA TRANSITORIA</text:span>. Habiéndose trabajado durante el año 2013 desde la Mesa de Gestión junto con las organizaciones intermedias operadoras del sistema solidario de estacionamiento medido en la capacitación para la constitución de cooperativas de trabajo, se establece un plazo de transición de ciento veinte días -corridos- a partir de la promulgación de la presente para que tales organizaciones acrediten: a) su inscripción -en formación o definitiva- como cooperativas de trabajo ante el I.N.A.E.S., y b) su inscripción ante la A.F.I.P. – D.G.I.</text:p>
            <text:p text:style-name="P11">En caso de no cumplimentar las organizaciones tal exigencia en el plazo previsto en el párrafo precedente, se encontrará facultada la autoridad de aplicación a dar de baja a la organización como operadora del sistema solidario de estacionamiento medido, rescindiéndose las actas de adhesión, sin que ello dé a la organización derecho a formular reclamo alguno contra el Municipio.</text:p>
            <text:p text:style-name="P11"/>
          </table:table-cell>
        </table:table-row>
        <table:table-row table:style-name="Tabla1.1">
          <table:table-cell table:style-name="Tabla1.A1" office:value-type="string">
            <text:p text:style-name="P18">Art. 11º)</text:p>
          </table:table-cell>
          <table:table-cell table:style-name="Tabla1.A1" office:value-type="string">
            <text:p text:style-name="P19"><text:span text:style-name="T8">SISTEMA INFORMÁTICO: </text:span><text:span text:style-name="T9">El Poder Ejecutivo tendrá a su cargo la contratación del soporte informático y tecnológico necesario a los fines de la implementación del presente sistema, de conformidad con la normativa vigente en materia de contrataciones públicas y de las prescripciones de los arts 132 y 133 de la Carta Orgánica municipal</text:span></text:p>
            <text:p text:style-name="P21"/>
          </table:table-cell>
        </table:table-row>
        <table:table-row table:style-name="Tabla1.1">
          <table:table-cell table:style-name="Tabla1.A1" office:value-type="string">
            <text:p text:style-name="P18">Art. 12º)</text:p>
          </table:table-cell>
          <table:table-cell table:style-name="Tabla1.A1" office:value-type="string">
            <text:p text:style-name="P20">El Departamento Ejecutivo deberá garantizar el efectivo cumplimiento en este sistema de la ley 25785.</text:p>
            <text:p text:style-name="P20"/>
          </table:table-cell>
        </table:table-row>
        <table:table-row table:style-name="Tabla1.1">
          <table:table-cell table:style-name="Tabla1.A1" office:value-type="string">
            <text:p text:style-name="P18">Art. 13º)</text:p>
          </table:table-cell>
          <table:table-cell table:style-name="Tabla1.A1" office:value-type="string">
            <text:p text:style-name="P20">La presente ordenanza entrará en vigencia a partir de su sanción.</text:p>
            <text:p text:style-name="P20"/>
          </table:table-cell>
        </table:table-row>
        <table:table-row table:style-name="Tabla1.1">
          <table:table-cell table:style-name="Tabla1.A1" office:value-type="string">
            <text:p text:style-name="P18">Art. 14º)</text:p>
          </table:table-cell>
          <table:table-cell table:style-name="Tabla1.A1" office:value-type="string">
            <text:p text:style-name="P26">Comuníquese. Publíquese en el Boletín Oficial. Tómese razón. Cumplido, archívese.</text:p>
          </table:table-cell>
        </table:table-row>
      </table:table>
      <text:p text:style-name="P22"/>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A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ab-stops>
          <style:tab-stop style:position="6.244cm"/>
        </style:tab-stops>
      </style:paragraph-properties>
      <style:text-properties style:font-size-complex="10pt"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ext_20_body_20_indent" style:display-name="Text body indent" style:family="paragraph" style:parent-style-name="Standard" style:class="text">
      <style:paragraph-properties fo:margin="100%" fo:margin-left="2.251cm" fo:margin-right="0cm" fo:margin-top="0cm" fo:margin-bottom="0cm" fo:text-align="justify" style:justify-single-word="false" fo:text-indent="-2.251cm" style:auto-text-indent="false"/>
      <style:text-properties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100%" fo:margin-left="6.085cm" fo:margin-right="0cm" fo:margin-top="0cm" fo:margin-bottom="0cm" fo:text-align="justify" style:justify-single-word="false" fo:text-indent="-6.085cm" style:auto-text-indent="false"/>
    </style:style>
    <style:style style:name="Sangría_20_3_20_de_20_t._20_independiente" style:display-name="Sangría 3 de t. independiente" style:family="paragraph" style:parent-style-name="Standard">
      <style:paragraph-properties fo:margin="100%" fo:margin-left="0cm" fo:margin-right="0cm" fo:margin-top="0cm" fo:margin-bottom="0cm" fo:text-align="justify" style:justify-single-word="false" fo:text-indent="0.52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style:text-properties fo:language="es" fo:country="ES"/>
    </style:style>
    <style:style style:name="Absatz-Standardschriftart" style:family="text"/>
    <style:style style:name="WW-Absatz-Standardschriftart" style:family="text"/>
    <style:style style:name="Fuente_20_de_20_párrafo_20_predeter." style:display-name="Fuente de párrafo predeter."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Art. " style:num-suffix="º)" style:num-format="1" text:start-value="0">
        <style:list-level-properties text:list-level-position-and-space-mode="label-alignment">
          <style:list-level-label-alignment text:label-followed-by="listtab" text:list-tab-stop-position="1.905cm"/>
        </style:list-level-properties>
      </text:outline-level-style>
      <text:outline-level-style text:level="2" style:num-prefix="Sección " style:num-format="1" text:display-levels="2">
        <style:list-level-properties text:list-level-position-and-space-mode="label-alignment">
          <style:list-level-label-alignment text:label-followed-by="listtab" text:list-tab-stop-position="1.905cm"/>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778cm" fo:text-indent="-0.762cm" fo:margin-left="1.778cm"/>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outline-level-style>
      <text:outline-level-style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Art. " style:num-suffix="º)" style:num-format="1" text:start-value="0">
        <style:list-level-properties text:list-level-position-and-space-mode="label-alignment">
          <style:list-level-label-alignment text:label-followed-by="listtab" text:list-tab-stop-position="1.905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000000"/>
    </style:style>
    <style:style style:name="MP2"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MP3"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fo:color="#000000" style:font-name="Trebuchet MS" style:font-name-complex="Trebuchet MS"/>
    </style:style>
    <style:style style:name="MP5" style:family="paragraph" style:parent-style-name="Header">
      <style:paragraph-properties fo:text-align="center" style:justify-single-word="false"/>
    </style:style>
    <style:style style:name="MT1" style:family="text">
      <style:text-properties fo:font-size="8pt" fo:font-weight="bold" style:font-size-asian="8pt" style:font-weight-asian="bold" style:font-size-complex="8pt"/>
    </style:style>
    <style:style style:name="MT2" style:family="text">
      <style:text-properties fo:font-size="5pt" style:font-size-asian="5pt" style:font-size-complex="5pt"/>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35.56cm" style:num-format="1" style:print-orientation="portrait" fo:margin-top="1.27cm" fo:margin-bottom="3.069cm" fo:margin-left="3cm" fo:margin-right="3cm" style:writing-mode="lr-tb" style:layout-grid-color="#c0c0c0" style:layout-grid-lines="91"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1.59cm" fo:page-height="35.56cm" style:num-format="1" style:print-orientation="portrait" fo:margin-top="2.501cm" fo:margin-bottom="1.369cm" fo:margin-left="3cm" fo:margin-right="3cm" style:writing-mode="lr-tb" style:layout-grid-color="#c0c0c0" style:layout-grid-lines="88"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2"/>
        <text:p text:style-name="MP3"/>
        <text:p text:style-name="MP3"/>
        <text:p text:style-name="MP4"><text:span text:style-name="MT1"><text:line-break/><text:line-break/><text:line-break/></text:span><draw:frame draw:style-name="Mfr1" draw:name="gráficos1" text:anchor-type="char" svg:x="0cm" svg:y="-0.972cm" svg:width="6.976cm" svg:height="2.526cm" draw:z-index="4"><draw:image xlink:href="Pictures/10000000000000F1000000587432C3F9.jpg" xlink:type="simple" xlink:show="embed" xlink:actuate="onLoad"/><draw:contour-polygon svg:width="8.494cm" svg:height="3.073cm" svg:viewBox="0 0 8494 3073" draw:points="0,0 0,3073 8494,3073 8494,0" draw:recreate-on-edit="false"/></draw:frame><text:span text:style-name="MT1"> <text:s text:c="71"/>"Donar órganos, tejidos y sangre, es Donar Vida”<text:line-break/> <text:s text:c="95"/></text:span><text:span text:style-name="MT2">(Ordenanza 1421-CM-2004)</text:span></text:p>
        <text:p text:style-name="MP5"/>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DENANZA Nº -CM-02</dc:title>
    <meta:initial-creator>Un usuario de Microsoft Office satisfecho.</meta:initial-creator>
    <meta:creation-date>2004-09-21T12:44:00</meta:creation-date>
    <dc:creator>Comisiones </dc:creator>
    <dc:date>2014-04-10T13:47:45</dc:date>
    <meta:print-date>2014-04-10T13:47:41</meta:print-date>
    <meta:editing-cycles>31</meta:editing-cycles>
    <meta:editing-duration>PT19M</meta:editing-duration>
    <meta:generator>LibreOffice/3.5$Linux_X86_64 LibreOffice_project/350m1$Build-2</meta:generator>
    <meta:printed-by>Comisiones </meta:printed-by>
    <meta:document-statistic meta:table-count="3" meta:image-count="1" meta:object-count="0" meta:page-count="5" meta:paragraph-count="120" meta:word-count="1690" meta:character-count="11198" meta:non-whitespace-character-count="9171"/>
    <meta:user-defined meta:name="Información 1"/>
    <meta:user-defined meta:name="Información 2"/>
    <meta:user-defined meta:name="Información 3"/>
    <meta:user-defined meta:name="Información 4"/>
  </office:meta>
</office:document-meta>
</file>